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erial Mono" svg:font-family="'Aerial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15pt"/>
    </style:style>
    <style:style style:name="co7" style:family="table-column">
      <style:table-column-properties fo:break-before="auto" style:column-width="460.06pt"/>
    </style:style>
    <style:style style:name="co8" style:family="table-column">
      <style:table-column-properties fo:break-before="auto" style:column-width="255.49pt"/>
    </style:style>
    <style:style style:name="co9" style:family="table-column">
      <style:table-column-properties fo:break-before="auto" style:column-width="216.9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[.$A2]&gt;0)" style:apply-style-name="Accent_20_3" style:base-cell-address="'OneSquareFromInkscape.tshark'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is-true-formula([.$A2]&gt;0)" style:apply-style-name="Accent_20_3" style:base-cell-address="'OneSquareFromInkscape.tshark'.A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erial Mono"/>
      <style:map style:condition="is-true-formula([.$A2]&gt;0)" style:apply-style-name="Accent_20_3" style:base-cell-address="'OneSquareFromInkscape.tshark'.A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erial Mono"/>
    </style:style>
    <style:style style:name="ce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OneSquareFromInkscape.tshark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REQ</text:p>
          </table:table-cell>
          <table:table-cell table:style-name="ce1" office:value-type="string" calcext:value-type="string">
            <text:p>RESP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DE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QUEST</text:p>
          </table:table-cell>
          <table:table-cell table:style-name="ce4" office:value-type="string" calcext:value-type="string">
            <text:p>PORT</text:p>
          </table:table-cell>
          <table:table-cell table:style-name="ce6" office:value-type="string" calcext:value-type="string">
            <text:p>'DATA'</text:p>
          </table:table-cell>
          <table:table-cell table:style-name="ce4"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2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DEVICE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.2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3.1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2 <text:s text:c="47"/>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acket comments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POWER O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[Expert Info (Comment/Comment): POWER O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POWER O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Severity level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Group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0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01, C_PORT_CONNECTION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0 01 01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CLEAR_FEATURE (0x01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0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0 01 00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0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0 01 00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0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0 01 00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0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0 01 00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0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0 01 00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acket comments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POWER ON COMPLETE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[Expert Info (Comment/Comment): POWER ON COMPLETE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POWER ON COMPLETE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Severity level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Group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3.1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acket comments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Power On AGAIN?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[Expert Info (Comment/Comment): Power On AGAIN?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Power On AGAIN?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Severity level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Group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1, PORT_CONNECTION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01, C_PORT_CONNECTION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1 01 01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CLEAR_FEATURE (0x01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0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0 01 00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1, PORT_CONNECTION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1 01 00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_FEATURE (0x03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3, PORT_CONNECTION, PORT_ENABLE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10, C_PORT_RESET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3 01 10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CLEAR_FEATURE (0x01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0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DEVICE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3.0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_FEATURE (0x03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Status: 0x0103, PORT_CONNECTION, PORT_ENABLE, PORT_POW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ort Change: 0x0010, C_PORT_RESET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3 01 10 00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CLEAR_FEATURE (0x01)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/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DEVICE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9 02 20 00 01 01 00 c0 32 <text:s text:c="23"/>.. .....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INTERFACE DESCRIPTOR (0.0): class Printe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InterfaceNumber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NumEndpoints: 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InterfaceClass: Printer (0x07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InterfaceSubClass: 0x0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InterfaceProtocol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Interface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EndpointAddress: 0x01 <text:s/>OUT <text:s/>Endpoint: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... 0001 = Endpoint Number: 0x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EndpointAddress: 0x82 <text:s/>IN <text:s/>Endpoint: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... 0010 = Endpoint Number: 0x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9 02 20 00 01 01 00 c0 32 09 04 00 00 02 07 01 <text:s text:c="2"/>.. .....2..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50 <text:s/>02 00 07 05 01 02 40 00 00 07 05 82 02 40 00 00 <text:s text:c="2"/>......@......@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STRING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4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LANGID: English (United States) (0x0409)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4 03 09 04 <text:s text:c="38"/>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STRING DESCRIPTO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Length: 16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String: 39390</text:p>
          </table:table-cell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0 03 33 00 39 00 33 00 39 00 30 00 00 00 00 00 <text:s text:c="2"/>..3.9.3.9.0..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Index: 0 (0x0000)</text:p>
          </table:table-cell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 CONFIGURATION (9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Interface: 0</text:p>
          </table:table-cell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/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 INTERFACE (11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Value: 0x000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Index: 0 (0x0000)</text:p>
          </table:table-cell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acket comments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Power On Complete, with Inkscape already running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[Expert Info (Comment/Comment): Power On Complete, with Inkscape already running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Power On Complete, with Inkscape already running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Severity level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Group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CONTROL response data: 00554d414e5546414354555245523a53696c686f75657474...</text:p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00 55 4d 41 4e 55 46 41 43 54 55 52 45 52 3a 53 <text:s text:c="2"/>.UMANUFACTURER:S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50 <text:s/>69 6c 68 6f 75 65 74 74 65 3b 4d 4f 44 45 4c 3a <text:s text:c="2"/>ilhouette;MODEL: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60 <text:s/>43 41 4d 45 4f 20 33 3b 43 4c 41 53 53 3a 50 52 <text:s text:c="2"/>CAMEO 3;CLASS:PR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70 <text:s/>49 4e 54 45 52 3b 44 45 53 43 52 49 50 54 49 4f <text:s text:c="2"/>INTER;DESCRIPTIO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80 <text:s/>4e 3a 53 69 6c 68 6f 75 65 74 74 65 20 43 41 4d <text:s text:c="2"/>N:Silhouette CAM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90 <text:s/>45 4f 20 33 3b <text:s text:c="35"/>EO 3;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acket comments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eginning of Export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[Expert Info (Comment/Comment): Beginning of Expor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Beginning of Expor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Severity level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Group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Index: 0 (0x0000)</text:p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 CONFIGURATION (9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wInterface: 0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 INTERFACE (11)</text:p>
          </table:table-cell>
          <table:table-cell table:style-name="ce5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2" office:value-type="string" calcext:value-type="string">
            <text:p>3.3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</text:p>
          </table:table-cell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float" office:value="464703" calcext:value-type="float">
            <text:p>464703</text:p>
          </table:table-cell>
          <table:table-cell office:value-type="string" calcext:value-type="string">
            <text:p>FG 0x03</text:p>
          </table:table-cell>
          <table:table-cell office:value-type="string" calcext:value-type="string">
            <text:p>Get Version?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6 47 03 <text:s text:c="41"/>FG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string" calcext:value-type="string">
            <text:p>43414d454f20332056312e35302020202003</text:p>
          </table:table-cell>
          <table:table-cell office:value-type="string" calcext:value-type="string">
            <text:p>'CAMEO 3 V1.50 ‘ 0x03</text:p>
          </table:table-cell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3 41 4d 45 4f 20 33 20 56 31 2e 35 30 20 20 20 <text:s text:c="2"/>CAMEO 3 V1.50 <text:s text:c="2"/>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50 <text:s/>20 03 <text:s text:c="45"/>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4</text:p>
          </table:table-cell>
          <table:table-cell table:style-name="ce9" office:value-type="string" calcext:value-type="string">
            <text:p>Old command, initialize plotter, not seen in new software.</text:p>
          </table:table-cell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4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float" office:value="464703" calcext:value-type="float">
            <text:p>464703</text:p>
          </table:table-cell>
          <table:table-cell office:value-type="string" calcext:value-type="string">
            <text:p>FG 0x03</text:p>
          </table:table-cell>
          <table:table-cell office:value-type="string" calcext:value-type="string">
            <text:p>Get Version?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6 47 03 <text:s text:c="41"/>FG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9" calcext:value-type="float">
            <text:p>8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string" calcext:value-type="string">
            <text:p>43414d454f20332056312e35302020202003</text:p>
          </table:table-cell>
          <table:table-cell office:value-type="string" calcext:value-type="string">
            <text:p>'CAMEO 3 V1.50 ‘ 0x03</text:p>
          </table:table-cell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3 41 4d 45 4f 20 33 20 56 31 2e 35 30 20 20 20 <text:s text:c="2"/>CAMEO 3 V1.50 <text:s text:c="2"/>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50 <text:s/>20 03 <text:s text:c="45"/>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/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91" calcext:value-type="float">
            <text:p>9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float" office:value="465731313303" calcext:value-type="float">
            <text:p>465731313303</text:p>
          </table:table-cell>
          <table:table-cell office:value-type="string" calcext:value-type="string">
            <text:p><text:s/>FW1113 0x03</text:p>
          </table:table-cell>
          <table:table-cell office:value-type="string" calcext:value-type="string">
            <text:p>Media? <text:s/>Not seen in new software?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6 57 31 31 33 03 <text:s text:c="32"/>FW113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float" office:value="21313003" calcext:value-type="float">
            <text:p>21313003</text:p>
          </table:table-cell>
          <table:table-cell office:value-type="string" calcext:value-type="string">
            <text:p>Set Speed to 10</text:p>
          </table:table-cell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21 31 30 03 <text:s text:c="38"/>!10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float" office:value="4658333003" calcext:value-type="float">
            <text:p>4658333003</text:p>
          </table:table-cell>
          <table:table-cell office:value-type="string" calcext:value-type="string">
            <text:p>Set Pressure 30</text:p>
          </table:table-cell>
          <table:table-cell office:value-type="string" calcext:value-type="string">
            <text:p>(1-33?)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6 58 33 30 03 <text:s text:c="35"/>FX30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float" office:value="4643313703" calcext:value-type="float">
            <text:p>4643313703</text:p>
          </table:table-cell>
          <table:table-cell office:value-type="string" calcext:value-type="string">
            <text:p>Offset??</text:p>
          </table:table-cell>
          <table:table-cell office:value-type="string" calcext:value-type="string">
            <text:p>18 = cuttong, 0 = pen, 17 = ???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6 43 31 37 03 <text:s text:c="35"/>FC17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float" office:value="46593003" calcext:value-type="float">
            <text:p>46593003</text:p>
          </table:table-cell>
          <table:table-cell office:value-type="string" calcext:value-type="string">
            <text:p>Track Enhancing Off</text:p>
          </table:table-cell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6 59 30 03 <text:s text:c="38"/>FY0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9" calcext:value-type="float">
            <text:p>109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1" calcext:value-type="float">
            <text:p>11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464e3003544235302c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6 4e 30 03 54 42 35 30 2c 30 03 <text:s text:c="17"/>FN0.TB50,0.</text:p>
          </table:table-cell>
          <table:table-cell office:value-type="string" calcext:value-type="string">
            <text:p>FN0</text:p>
          </table:table-cell>
          <table:table-cell office:value-type="string" calcext:value-type="string">
            <text:p>Orientation: 1=landscape 2=portrait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office:value-type="string" calcext:value-type="string">
            <text:p>TB50,0</text:p>
          </table:table-cell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4645302c3003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6 45 30 2c 30 03 <text:s text:c="32"/>FE0,0.</text:p>
          </table:table-cell>
          <table:table-cell/>
          <table:table-cell office:value-type="string" calcext:value-type="string">
            <text:p>Unknown for PEN ZERO (0 ~~ 1)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5c302c30035a353538382c36303830034c30034645302c30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5c 30 2c 30 03 5a 35 35 38 38 2c 36 30 38 30 03 <text:s text:c="2"/>\0,0.Z5588,6080.</text:p>
          </table:table-cell>
          <table:table-cell office:value-type="string" calcext:value-type="string">
            <text:p>\0,0</text:p>
          </table:table-cell>
          <table:table-cell office:value-type="string" calcext:value-type="string">
            <text:p>Was 30,30 in new software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50 <text:s/>4c 30 03 46 45 30 2c 30 03 46 46 30 2c 30 2c 30 <text:s text:c="2"/>L0.FE0,0.FF0,0,0</text:p>
          </table:table-cell>
          <table:table-cell office:value-type="string" calcext:value-type="string">
            <text:p>Z5588,6080</text:p>
          </table:table-cell>
          <table:table-cell office:value-type="string" calcext:value-type="string">
            <text:p>Write Upper Right (set upper right corner?)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60 <text:s/>03 <text:s text:c="47"/>.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Line Type #0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office:value-type="string" calcext:value-type="string">
            <text:p>FE0,0</text:p>
          </table:table-cell>
          <table:table-cell office:value-type="string" calcext:value-type="string">
            <text:p>Unknown, for Pen #0 (0 ~~ 1)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office:value-type="string" calcext:value-type="string">
            <text:p>FF0,0,0</text:p>
          </table:table-cell>
          <table:table-cell office:value-type="string" calcext:value-type="string">
            <text:p>Unknown, for Pen #0 (0 ~~ 1)</text:p>
          </table:table-cell>
          <table:table-cell table:number-columns-repeated="101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1" calcext:value-type="float">
            <text:p>121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4d3831382c36303803443831382c31313136034431333236.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d 38 31 38 2c 36 30 38 03 44 38 31 38 2c 31 31 <text:s text:c="2"/>M818,608.D818,11</text:p>
          </table:table-cell>
          <table:table-cell office:value-type="string" calcext:value-type="string">
            <text:p>M818,608</text:p>
          </table:table-cell>
          <table:table-cell office:value-type="string" calcext:value-type="string">
            <text:p>Move to 818,608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50 <text:s/>31 36 03 44 31 33 32 36 2c 31 31 31 36 03 44 31 <text:s text:c="2"/>16.D1326,1116.D1</text:p>
          </table:table-cell>
          <table:table-cell office:value-type="string" calcext:value-type="string">
            <text:p>D818,1116</text:p>
          </table:table-cell>
          <table:table-cell office:value-type="string" calcext:value-type="string">
            <text:p>Draw to 818,1116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60 <text:s/>33 32 36 2c 36 30 38 03 44 38 31 38 2c 36 30 38 <text:s text:c="2"/>326,608.D818,608</text:p>
          </table:table-cell>
          <table:table-cell office:value-type="string" calcext:value-type="string">
            <text:p>D1326,1116</text:p>
          </table:table-cell>
          <table:table-cell office:value-type="string" calcext:value-type="string">
            <text:p>Draw to 1326,1116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70 <text:s/>03 44 38 31 38 2c 36 31 38 03 <text:s text:c="20"/>.D818,618.</text:p>
          </table:table-cell>
          <table:table-cell office:value-type="string" calcext:value-type="string">
            <text:p>D1326,608</text:p>
          </table:table-cell>
          <table:table-cell office:value-type="string" calcext:value-type="string">
            <text:p>Draw to 1326,608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office:value-type="string" calcext:value-type="string">
            <text:p>D818,608</text:p>
          </table:table-cell>
          <table:table-cell office:value-type="string" calcext:value-type="string">
            <text:p>Draw to 818.608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office:value-type="string" calcext:value-type="string">
            <text:p>D181,618</text:p>
          </table:table-cell>
          <table:table-cell office:value-type="string" calcext:value-type="string">
            <text:p>(Overdraw by 5 pct as specified by interface)</text:p>
          </table:table-cell>
          <table:table-cell table:number-columns-repeated="101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/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7" calcext:value-type="float">
            <text:p>127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9" calcext:value-type="float">
            <text:p>129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1" calcext:value-type="float">
            <text:p>13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/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3" calcext:value-type="float">
            <text:p>13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5" calcext:value-type="float">
            <text:p>135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9" calcext:value-type="float">
            <text:p>13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1" calcext:value-type="float">
            <text:p>141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/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3" calcext:value-type="float">
            <text:p>14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1" calcext:value-type="float">
            <text:p>15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/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3" calcext:value-type="float">
            <text:p>153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5" calcext:value-type="float">
            <text:p>15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9" calcext:value-type="float">
            <text:p>159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/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3" calcext:value-type="float">
            <text:p>16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/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5" calcext:value-type="float">
            <text:p>165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9" calcext:value-type="float">
            <text:p>16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/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1" calcext:value-type="float">
            <text:p>171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/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3" calcext:value-type="float">
            <text:p>17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7" calcext:value-type="float">
            <text:p>177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79" calcext:value-type="float">
            <text:p>17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/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3" calcext:value-type="float">
            <text:p>183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/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5" calcext:value-type="float">
            <text:p>18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/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7" calcext:value-type="float">
            <text:p>187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/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89" calcext:value-type="float">
            <text:p>189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/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1" calcext:value-type="float">
            <text:p>19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3" calcext:value-type="float">
            <text:p>19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5" calcext:value-type="float">
            <text:p>195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7" calcext:value-type="float">
            <text:p>197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/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3" calcext:value-type="float">
            <text:p>20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/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1" calcext:value-type="float">
            <text:p>22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3" calcext:value-type="float">
            <text:p>22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/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5" calcext:value-type="float">
            <text:p>225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/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7" calcext:value-type="float">
            <text:p>227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/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29" calcext:value-type="float">
            <text:p>22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1" calcext:value-type="float">
            <text:p>231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/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3" calcext:value-type="float">
            <text:p>233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/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35" calcext:value-type="float">
            <text:p>23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/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37" calcext:value-type="float">
            <text:p>237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9" calcext:value-type="float">
            <text:p>23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/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1" calcext:value-type="float">
            <text:p>241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/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float" office:value="4803" calcext:value-type="float">
            <text:p>48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48 03 <text:s text:c="44"/>H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3" calcext:value-type="float">
            <text:p>243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/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45" calcext:value-type="float">
            <text:p>245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1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47" calcext:value-type="float">
            <text:p>247</text:p>
          </table:table-cell>
          <table:table-cell table:style-name="ce2"/>
          <table:table-cell table:style-name="ce2" office:value-type="string" calcext:value-type="string">
            <text:p>3.3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3.2</text:p>
          </table:table-cell>
          <table:table-cell table:style-name="ce5" office:value-type="string" calcext:value-type="string">
            <text:p>URB_SUBMIT ('S')</text:p>
          </table:table-cell>
          <table:table-cell table:style-name="ce5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Packet comments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Finished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[Expert Info (Comment/Comment): Finished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Finished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Severity level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12"/>[Group: Comment]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4"/>Interface id: 0 (unknown)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<text:s text:c="8"/>Interface name: unknown</text:p>
          </table:table-cell>
          <table:table-cell table:number-columns-repeated="1015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49" calcext:value-type="float">
            <text:p>249</text:p>
          </table:table-cell>
          <table:table-cell table:style-name="ce2"/>
          <table:table-cell table:style-name="ce2" office:value-type="string" calcext:value-type="string">
            <text:p>3.3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 table:number-columns-repeated="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5" table:number-columns-repeated="3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OneSquareFromInkscape.tshark'.A2:'OneSquareFromInkscape.tshark'.I1016">
            <calcext:condition calcext:apply-style-name="Accent 3" calcext:value="formula-is([.$A2]&gt;0)" calcext:base-cell-address="'OneSquareFromInkscape.tshark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erial Mono" svg:font-family="'Aerial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1T21:52:53.616969987</dc:date>
    <meta:editing-duration>PT2H31M31S</meta:editing-duration>
    <meta:editing-cycles>1</meta:editing-cycles>
    <meta:document-statistic meta:table-count="1" meta:cell-count="2174" meta:object-count="0"/>
    <meta:generator>LibreOffice/6.0.3.2$Linux_X86_64 LibreOffice_project/00m0$Build-2</meta:generator>
  </office:meta>
</office:document-meta>
</file>